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999966"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c5000b"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4586"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996699"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996633"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330000" fo:font-size="12pt" fo:font-weight="normal" style:font-size-asian="12pt" style:font-weight-asian="normal" style:font-size-complex="12pt"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color="#579d1c"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ntry #3</text:p>
      <text:p text:style-name="P15"/>
      <text:p text:style-name="P16">I'm sorry, Russia, could you please reiterate the point?</text:p>
      <text:p text:style-name="P16"/>
      <text:p text:style-name="P17">Russia: We want to know simply what others are talking about Matt. <text:s/>Please reiterate your comment as well, Matthew, we know that to be most useful. <text:s/>They don't see it like that, they think you conspire!</text:p>
      <text:p text:style-name="P2"/>
      <text:p text:style-name="P3">Matthew: Right, well sorry about the document closing, that was unfortunate. <text:s/>I don't move thought like they do, but clearly they don't see me as a centre of anything so that is something else. <text:s/>I would only not comment on what others are doing, as people here can do that quite well enough. <text:s/></text:p>
      <text:p text:style-name="P1"/>
      <text:p text:style-name="P4">Dark Orient: We feel we see people talking about him, but the limit on our approach is not to go in. <text:s/>We just know they do in some way, on the phone and by E-mail, when he is conspiring with the Stand Up America US group on Facebook mostly. <text:s/>They do not like it, but see it that he cannot be stopped. I note here personally, Matthew, that I do encourage all of that, you raid and capture weapons, do it more! <text:s/>Until November 8, as you said!</text:p>
      <text:p text:style-name="P1"/>
      <text:p text:style-name="P5">Great Britain: Well now, we do have Great White Brotherhood on him today, for this document alone. <text:s/>Know well he bothers them to no end, and the leak we think is coming from his computer, that certainly obvious. <text:s/>We know it be difficult to escape the clutches of others, for example we have ours here as Matt alleged in part, but know that we do it for the right. <text:s/>My conclusion is that some others are transferring our share of the media, and that is leaking it out, through his window of opening. <text:s/>I know it hard to understand, try more with this everyone, see if we can isolate the leak fully.</text:p>
      <text:p text:style-name="P1"/>
      <text:p text:style-name="P6">Kingdom of Saudi Arabia: The King wishes the Department of Defense to know he did not love that person, and did not authorize any such thing on his behalf. <text:s/>Someone has corrupted you, do the work in that field to find them and catch them. <text:s/>Know well we wish to know the identities of those who fraudulently claimed that on our behalf, and we will punish them according to our ways.</text:p>
      <text:p text:style-name="P1"/>
      <text:p text:style-name="P7">Central Intelligence Agency: We have certain parties running Information Farms Matt describes often as being complicit in running operations based around his arguments. <text:s/>They see it logical in many area's, and convey his meanings at times. <text:s/>Know well they do not love him, but know the truth of that assertion he makes about the farms themselves. <text:s/>It covers their angle of approach to use this as a cover, then inserting other rhetoric when safe.</text:p>
      <text:p text:style-name="P1"/>
      <text:p text:style-name="P8">Royal Canadian Mounted Police: In the history of this individual, we have had many complaints against his personal interest. <text:s/>We never found anything of the sort, just saw him trying his best to answer questions and that turned out for the worse at some points. <text:s/>When Matt used the identified “Target Identified”, we knew they saw him as a threat to their operation, not that people were being maligned by him in some way. <text:s/>He exposed them all, whenever he said it he was certain of it. <text:s/>Know rightly we do lots of work on that now, hey is there a microphone in here?</text:p>
      <text:p text:style-name="P1"/>
      <text:p text:style-name="P9">Canadian Security Intelligence Services: We see some others, nothing to follow really after RCMP's assertion, we know them to be precise at best.</text:p>
      <text:p text:style-name="P1"/>
      <text:p text:style-name="P10">Ministry of Defence: Where to start? <text:s/>Over the years Matt has accumulated interest in others certainly, that much deters his progress in some regards when they follow him and assert things over his opinion. <text:s/>They know him well enough to put forth something that angers him, knowing he will respond and that deteriorates the argument. <text:s/>That's a common tactic with those he fights, put simply they all do that.</text:p>
      <text:p text:style-name="P1"><text:soft-page-break/></text:p>
      <text:p text:style-name="P11">Department of Defense: We have word Theosophy knows him, they see him as a problem but do not address any tactics to resolve the issue. <text:s/>Know well they wish he did not comment on Theosophy in that way, being so well informed about them, and know that the law permits us to travel to their place of work and talk to them about that subject. <text:s/>Know well we intend to use it, out.</text:p>
      <text:p text:style-name="P1"/>
      <text:p text:style-name="P12">Anonymous: Well certainly others have been accumulating over his talk of thought police, in terms of the Brotherhood anyway. <text:s/>There is much to assert about his involvement with others, nothing of which we report following others.</text:p>
      <text:p text:style-name="P1"/>
      <text:p text:style-name="P13">Djinn: We offer that Baka Lumi knows him, and attempts to snuff his life have been thwarted by some here. <text:s/>Do know we offer congratulations to them in that.</text:p>
      <text:p text:style-name="P1"/>
      <text:p text:style-name="P14">The Pestilence: I know him to be lustful in Darkness, so I tell it to you this way, the Black Lavel's knowledge made it to others and they share that among themselves, knowing it certainly from an old type of the Black Lavel created before the current one. <text:s/>They love it so much they call on Darkness to fend off intrusions in their mind, and it works!</text:p>
      <text:p text:style-name="P1"/>
      <text:p text:style-name="P1">Excellent, let's contin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Entry #4</text:p>
      <text:p text:style-name="P20"/>
      <text:p text:style-name="P2">Russia: We have word that Iran is moving into the area surrounding Turkey, they are not making their presence known in the media yet, and Iraq kept their travel a secret, but many saw it and that will lead to a news story of it's own soon. <text:s/>Do know we want knowledge of Iranian intentions here, we follow the Dark Orient and follow them into battle! <text:s/>Come up with something in 10 minutes, please identify the targets.</text:p>
      <text:p text:style-name="P2"/>
      <text:p text:style-name="P3">Matthew: I have something from Allah SWT here: <text:span text:style-name="T1">I know treachery extends from the very heart of this entity, know the Ayatollah's one and all are conspiring with Iblis in this plot. <text:s/>It is not to frame the Armageddon as some profess, that is why I talk here instead. <text:s/>Know that perseverance is a goal others much choose to take on if they are to be ready to fight this battle head-on. <text:s/>The direct consequence will be invasion in retaliation from other sources, but know if enough align here that will distract them and they will not think of that, given the many angles of attack against Iran. <text:s/>I end there to note that I love them, as much as you, but know my heart is with the righteous, and I see great promise with these people here.</text:span></text:p>
      <text:p text:style-name="P1"/>
      <text:p text:style-name="P4">Dark Orient: The Dark Orient has launched the Yushumuureh Program successfully, know penetration entered them and we fought valiantly! <text:s/>They approach the border now, as do we, I know it will come to a time where we fight together, know China, the Dark Orient, looks forward to this, that we do not pursue disrespect on any who do not confer our way right away, only know we watch with waiting in our hearts for these things to take place. <text:s/>I would note further I am advised to turn off the connection to this document, please excuse us further Matthew, our time comes now, we are in lockdown at the moment.</text:p>
      <text:p text:style-name="P1"/>
      <text:p text:style-name="P5">Great Britain: We say we know they're forming up, just wondering about the time it starts. <text:s/>Iraq is being awfully co-operative with us all of a sudden, point in fact, they know it and would tell us at least.</text:p>
      <text:p text:style-name="P1"/>
      <text:p text:style-name="P6">Kingdom of Saudi Arabia: We have knowledge that the bombardments made by China, the Dark Orient, made their impact on September 17 at 20:08. <text:s/>We have word that Iran threatened them back, but know very little otherwise, I'm sorry I could not help further.</text:p>
      <text:p text:style-name="P1"/>
      <text:p text:style-name="P7">Central Intelligence Agency: We have word they're operating under the pretext that Turkey invaded them first, and then left to threaten them, as though a provocation to war. <text:s/>And know certainly that did not take place, by our watch at least. <text:s/>Know well we authorize a war on this manoeuvre by everyone, and will do our part to distract the enemy from doing that exactly.</text:p>
      <text:p text:style-name="P1"/>
      <text:p text:style-name="P8">Royal Canadian Mounted Police: RCMP has word on it, but we know little more, learning now.</text:p>
      <text:p text:style-name="P1"/>
      <text:p text:style-name="P9">Canadian Security Intelligence Services: We have nothing to follow after others, know we watch it diligently for an evaluation currently.</text:p>
      <text:p text:style-name="P1"/>
      <text:p text:style-name="P10">Ministry of Defence: We have word that targets moving in are suspiciously aligned with a further dark interest, notably Iblis.</text:p>
      <text:p text:style-name="P1"/>
      <text:p text:style-name="P11">Department of Defense: Yeah, we say what CIA said, nothing more presently.</text:p>
      <text:p text:style-name="P1"/>
      <text:p text:style-name="P12">Anonymous: We have word the Ayatollahs are ALL in connection to Iblis, as the Dark Orient alleged, and they certainly have a passion for doing that work all across the world. <text:s/>Threatening others is their <text:soft-page-break/>prime way of achieving that, by exerting political control they dominate in a rebellious way. <text:s/>Sometimes they even go so far as to kill a political opponent, we have all that to share with our friends for good note, anyone who responded to Night Moon from Matt, anyway.</text:p>
      <text:p text:style-name="P1"/>
      <text:p text:style-name="P13">Djinn: We offer the war will begin today, but that will not make news until Turkey finally calls them and says it's happening. <text:s/>They intend to keep the war secret as long as possible, to fight them in secret even, though it will not last forever we think.</text:p>
      <text:p text:style-name="P1"/>
      <text:p text:style-name="P14">The Pestilence: We watch them, know some of their exert the dark way rightly, and have been taught by Iblis in some manner on thoughts coming from Matt, though they do not know that part. <text:s/>We watch with enthusiasm, for we see the unleashing of a dark power in this moment, one who will right the way of man with it's wordings and solve many problems just like this one.</text:p>
      <text:p text:style-name="P1"/>
      <text:p text:style-name="P1">Interesting how they plan to fight a war in secret. <text:s/>Anyway, moving 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Entry #5</text:p>
      <text:p text:style-name="P20"/>
      <text:p text:style-name="P2">Russia: We offer nothing else, but feel if someone wishes to promote some good knowledge, now is a time. <text:s/>Give it 5 minutes.</text:p>
      <text:p text:style-name="P2"/>
      <text:p text:style-name="P3">Matthew: I offer this in bold italics, for those apprised of that knowledge: <text:span text:style-name="T3">We know the answer is simple, but we offer it in this way. <text:s/>Do promote others in their good doing, and forever serve the cause. <text:s/>We also offer the King to make a dark choice, that he remembers his oath to use the upside-down pentacle. <text:s/>Choose between a man who suffers not from the dark way, and one who does suffer in a small way. That one will be Mahdi, that he chooses wisely.</text:span></text:p>
      <text:p text:style-name="P1"/>
      <text:p text:style-name="P4">Dark Orient: <text:span text:style-name="T2">no comment - Matt</text:span></text:p>
      <text:p text:style-name="P1"/>
      <text:p text:style-name="P5">Great Britain: We say we love this document, and wish to join Russia in more successful ventures that put our past in a different light in some way, knowing truth prevailed certainly leads us to believe we are on the same path, in some way. <text:s/>I end to note that they all love it here, boys, keep it up!</text:p>
      <text:p text:style-name="P1"/>
      <text:p text:style-name="P6">Kingdom of Saudi Arabia: Please give us a moment to think through clearly, as we know our right here now. <text:span text:style-name="T2">Ok, coming back at the end. - Matt</text:span></text:p>
      <text:p text:style-name="P1"/>
      <text:p text:style-name="P7">Central Intelligence Agency: We have love for the Dark Orient, know we try our hardest and most of that is easy, just let us work on the confusion of the sexes thing and we'll try our hardest.</text:p>
      <text:p text:style-name="P1"/>
      <text:p text:style-name="P8">Royal Canadian Mounted Police: We have love for this document, know it put us on the right path we see from our initial observations here. <text:s/>Know well we come with love for Matt in this, we will try to help others in stopping the death threats on his person from now on, just give us a link here, codeword “Musgah” in our services when you call.</text:p>
      <text:p text:style-name="P1"/>
      <text:p text:style-name="P9">Canadian Security Intelligence Services: We say we're mitigating the Iranian threat altogether, Justin Trudeau just announced his support for the launch of a defense for Turkey, nothing further than that though.</text:p>
      <text:p text:style-name="P1"/>
      <text:p text:style-name="P10">Ministry of Defence: Yeah, we have that too, know it well I might go there myself over this document's writing, they say it to me above me.</text:p>
      <text:p text:style-name="P1"/>
      <text:p text:style-name="P11">Department of Defense: We offer our support in the war coming in, and know well we could distract other enemies in that exact way, very smart observation to be made there.</text:p>
      <text:p text:style-name="P1"/>
      <text:p text:style-name="P12">Anonymous: We offer our help to Matt, if you ever want us to pursue someone, call in and we'll chat!</text:p>
      <text:p text:style-name="P1"/>
      <text:p text:style-name="P13">Djinn: We offer our love and say goodbye, we will be watching over you as we watch over all things in our way, know that is how we live here, to know all but to be less wise until we learn that.</text:p>
      <text:p text:style-name="P1"/>
      <text:p text:style-name="P14">The Pestilence: We offer love and call ourselves sinners, we all here love Matt so much we offer him our personal services, at the behest of him when he calls us.</text:p>
      <text:p text:style-name="P1"/>
      <text:p text:style-name="P1">Well I think both offers are greatly considerable, just know with one I choose very wise things and the other I take very seriously, not to commit something that gets me into trouble. <text:s/>End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18T08:29:33.85</meta:creation-date>
    <meta:document-statistic meta:table-count="0" meta:image-count="0" meta:object-count="0" meta:page-count="5" meta:paragraph-count="46" meta:word-count="2131" meta:character-count="11644"/>
    <dc:date>2022-09-18T09:29:43.80</dc:date>
    <meta:editing-duration>PT16M8S</meta:editing-duration>
    <meta:editing-cycles>1</meta:editing-cycles>
    <meta:generator>OpenOffice/4.1.8$Win32 OpenOffice.org_project/418m3$Build-9803</meta:generator>
  </office:meta>
</office:document-meta>
</file>